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728cm" fo:margin-left="1cm" table:align="left"/>
    </style:style>
    <style:style style:name="Table1.A" style:family="table-column">
      <style:table-column-properties style:column-width="1.042cm"/>
    </style:style>
    <style:style style:name="Table1.B" style:family="table-column">
      <style:table-column-properties style:column-width="3.281cm"/>
    </style:style>
    <style:style style:name="Table1.C" style:family="table-column">
      <style:table-column-properties style:column-width="3.397cm"/>
    </style:style>
    <style:style style:name="Table1.D" style:family="table-column">
      <style:table-column-properties style:column-width="5.008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D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text-properties fo:language="en" fo:country="US"/>
    </style:style>
    <style:style style:name="P2" style:family="paragraph" style:parent-style-name="Text_20_body">
      <style:paragraph-properties fo:margin-left="1cm" fo:margin-right="0cm" fo:text-indent="0cm" style:auto-text-indent="false"/>
      <style:text-properties fo:language="en" fo:country="US" fo:font-weight="bold"/>
    </style:style>
    <style:style style:name="P3" style:family="paragraph" style:parent-style-name="Text_20_body">
      <style:paragraph-properties fo:margin-left="1.27cm" fo:margin-right="1.27cm" fo:text-indent="0cm" style:auto-text-indent="false"/>
      <style:text-properties fo:language="en" fo:country="US"/>
    </style:style>
    <style:style style:name="P4" style:family="paragraph" style:parent-style-name="Preformatted_20_Text">
      <style:text-properties fo:language="en" fo:country="US"/>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language="en" fo:country="US"/>
    </style:style>
    <style:style style:name="P7" style:family="paragraph" style:parent-style-name="Preformatted_20_Text">
      <style:paragraph-properties fo:margin-left="1cm" fo:margin-right="0cm" fo:margin-top="0cm" fo:margin-bottom="0.499cm" loext:contextual-spacing="false" fo:text-indent="0cm" style:auto-text-indent="false"/>
      <style:text-properties fo:language="en" fo:country="US"/>
    </style:style>
    <style:style style:name="P8" style:family="paragraph" style:parent-style-name="Heading_20_3">
      <style:text-properties fo:language="en" fo:country="US"/>
    </style:style>
    <style:style style:name="P9" style:family="paragraph" style:parent-style-name="Heading_20_3">
      <style:paragraph-properties fo:margin-left="1.27cm" fo:margin-right="1.27cm" fo:text-indent="0cm" style:auto-text-indent="false"/>
      <style:text-properties fo:language="en" fo:country="US"/>
    </style:style>
    <style:style style:name="P10" style:family="paragraph" style:parent-style-name="List_20_Contents">
      <style:paragraph-properties fo:margin-top="0cm" fo:margin-bottom="0.499cm" loext:contextual-spacing="false"/>
    </style:style>
    <style:style style:name="P11" style:family="paragraph" style:parent-style-name="List_20_Contents">
      <style:paragraph-properties fo:margin-top="0cm" fo:margin-bottom="0.499cm" loext:contextual-spacing="false"/>
      <style:text-properties fo:language="en" fo:country="US"/>
    </style:style>
    <style:style style:name="P12" style:family="paragraph" style:parent-style-name="List_20_Contents" style:list-style-name="L1">
      <style:paragraph-properties fo:margin-top="0cm" fo:margin-bottom="0.499cm" loext:contextual-spacing="false"/>
      <style:text-properties fo:language="en" fo:country="US"/>
    </style:style>
    <style:style style:name="P13" style:family="paragraph" style:parent-style-name="List_20_Contents" style:list-style-name="L1">
      <style:paragraph-properties fo:margin-top="0cm" fo:margin-bottom="0.499cm" loext:contextual-spacing="false"/>
    </style:style>
    <style:style style:name="P14" style:family="paragraph" style:parent-style-name="List_20_Heading">
      <style:paragraph-properties fo:margin-top="0cm" fo:margin-bottom="0.499cm" loext:contextual-spacing="false"/>
      <style:text-properties fo:language="en" fo:country="US"/>
    </style:style>
    <style:style style:name="T1" style:family="text">
      <style:text-properties fo:font-style="italic"/>
    </style:style>
    <style:style style:name="T2" style:family="text">
      <style:text-properties fo:font-weight="bold"/>
    </style:style>
    <style:style style:name="T3" style:family="text">
      <style:text-properties fo:language="en" fo:country="US"/>
    </style:style>
    <style:style style:name="T4" style:family="text">
      <style:text-properties fo:language="en" fo:country="US" fo:font-weight="bold"/>
    </style:style>
    <text:list-style style:name="L1">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ers and Access Permissions</text:h>
      <text:p text:style-name="Text_20_body"><text:bookmark text:name="Zugriffsrechte"/>Since its inception in the early 1990s, Linux has been developed as a multiuser system. Any number of users can work on it simultaneously. This resulted in some notable distinctions from the Microsoft end-user Windows operating systems.</text:p>
      <text:p text:style-name="Text_20_body">The most important distinguishing feature is the necessity for users to log in to the system before starting a session at their workstation. Each user has a user name with a corresponding password. This differentiation of users guarantees that unauthorized users cannot see files for which they do not have permission. Larger changes to the system, such as installing new programs, are also usually impossible or restricted for normal users. Only the <text:a xlink:type="simple" xlink:href="https://www-uxsup.csx.cam.ac.uk/pub/doc/suse/suse9.0/userguide-9.0/go01.html#root" text:style-name="Internet_20_link" text:visited-style-name="Visited_20_Internet_20_Link"><text:span text:style-name="T1">root</text:span></text:a> user, or <text:span text:style-name="T1">super user</text:span>, has the unrestricted capacity to make changes to the system and has unlimited access to all files. Those who use this concept wisely, only logging in with full <text:span text:style-name="Teletype">root</text:span> access when necessary, can cut back the risk of unintentional loss of data. Because under normal circumstances only the super user can delete system files or format hard disks, the threat from the <text:span text:style-name="T1">Trojan horse effect</text:span> or from accidentally entering destructive commands can be significantly reduced.</text:p>
      <text:h text:style-name="P8" text:outline-level="3"><text:bookmark text:name="sec:system.userperm.filesystem"/>File System Permissions</text:h>
      <text:p text:style-name="P1"><text:bookmark text:name="id2893485"/><text:bookmark text:name="id2893424"/>Basically, every file in a Linux file system belongs to a user and a group. Both of these proprietary groups and all others can be authorized to write, read, or execute these files.</text:p>
      <text:p text:style-name="Text_20_body"><text:span text:style-name="T3">A group, in this case, can be defined as a set of connected users with certain collective rights. For example, call a group working on a certain project </text:span><text:span text:style-name="Teletype"><text:span text:style-name="T3">project3</text:span></text:span><text:span text:style-name="T3">. Every user in a Linux system is a member of at least one proprietary group, normally </text:span><text:span text:style-name="Teletype"><text:span text:style-name="T3">users</text:span></text:span><text:span text:style-name="T3">. There can be as many groups in a system as needed, but only </text:span><text:span text:style-name="Teletype"><text:span text:style-name="T3">root</text:span></text:span><text:span text:style-name="T3"> is able to add groups. Every user can find out, with the command </text:span><text:span text:style-name="T4">groups</text:span><text:span text:style-name="T3">, of which groups he is a member.</text:span></text:p>
      <text:p text:style-name="P14"><text:bookmark text:name="sec:system.userperm.files"/>File Access</text:p>
      <text:p text:style-name="P10"><text:bookmark text:name="id3015134"/><text:span text:style-name="T3">The organization of permissions in the file system differs for files and directories. File permission information can be displayed with the command </text:span><text:span text:style-name="T4">ls -l</text:span><text:span text:style-name="T3">. The output could appear as in Output </text:span><text:a xlink:type="simple" xlink:href="https://www-uxsup.csx.cam.ac.uk/pub/doc/suse/suse9.0/userguide-9.0/ch24s03.html#aus:bebsp1" text:style-name="Internet_20_link" text:visited-style-name="Visited_20_Internet_20_Link">Example 24.1</text:a><text:span text:style-name="T3">.</text:span></text:p>
      <text:p text:style-name="P2"><text:bookmark text:name="aus:bebsp1"/>Example 24.1. Sample Output Showing File Permissions</text:p>
      <text:p text:style-name="P7">-rw-r----- 1 tux project3 14197 Jun 21 <text:s/>15:03 Roadmap</text:p>
      <text:p text:style-name="P10"><text:span text:style-name="T3">As shown in the third column, this file belongs to user </text:span><text:span text:style-name="Teletype"><text:span text:style-name="T3">tux</text:span></text:span><text:span text:style-name="T3">. It is assigned to the group </text:span><text:span text:style-name="Teletype"><text:span text:style-name="T3">project3</text:span></text:span><text:span text:style-name="T3">. To discover the user permissions of the </text:span><text:span text:style-name="Teletype"><text:span text:style-name="T3">Roadmap</text:span></text:span><text:span text:style-name="T3"> file, the first column must be examined more closely.</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p>
          </table:table-cell>
          <table:table-cell table:style-name="Table1.A1" office:value-type="string">
            <text:p text:style-name="Table_20_Contents">rw-</text:p>
          </table:table-cell>
          <table:table-cell table:style-name="Table1.A1" office:value-type="string">
            <text:p text:style-name="Table_20_Contents">r--</text:p>
          </table:table-cell>
          <table:table-cell table:style-name="Table1.D1" office:value-type="string">
            <text:p text:style-name="Table_20_Contents">---</text:p>
          </table:table-cell>
        </table:table-row>
        <table:table-row>
          <table:table-cell table:style-name="Table1.A2" office:value-type="string">
            <text:p text:style-name="Table_20_Contents">Type</text:p>
          </table:table-cell>
          <table:table-cell table:style-name="Table1.A2" office:value-type="string">
            <text:p text:style-name="Table_20_Contents">Users Permissions</text:p>
          </table:table-cell>
          <table:table-cell table:style-name="Table1.A2" office:value-type="string">
            <text:p text:style-name="Table_20_Contents">Group Permissions</text:p>
          </table:table-cell>
          <table:table-cell table:style-name="Table1.D2" office:value-type="string">
            <text:p text:style-name="Table_20_Contents">Permissions for Other Users</text:p>
          </table:table-cell>
        </table:table-row>
      </table:table>
      <text:p text:style-name="P10"><text:span text:style-name="T3">This column is comprised of one leading character followed by nine characters grouped in threes. The first of the ten letters stands for the type of file system component. The dash (</text:span><text:span text:style-name="Teletype"><text:span text:style-name="T3">–</text:span></text:span><text:span text:style-name="T3">) shows that this is a file. A directory (</text:span><text:span text:style-name="Teletype"><text:span text:style-name="T3">d</text:span></text:span><text:span text:style-name="T3">), a link (</text:span><text:span text:style-name="Teletype"><text:span text:style-name="T3">l</text:span></text:span><text:span text:style-name="T3">), a block device (</text:span><text:span text:style-name="Teletype"><text:span text:style-name="T3">b</text:span></text:span><text:span text:style-name="T3">), or a character device could also be indicated.</text:span></text:p>
      <text:p text:style-name="P10"><text:soft-page-break/><text:span text:style-name="T3">The next three blocks follow a standard pattern. The first three characters refer to whether the file is readable (</text:span><text:span text:style-name="Teletype"><text:span text:style-name="T3">r</text:span></text:span><text:span text:style-name="T3">) or not (</text:span><text:span text:style-name="Teletype"><text:span text:style-name="T3">–</text:span></text:span><text:span text:style-name="T3">). A </text:span><text:span text:style-name="Teletype"><text:span text:style-name="T3">w</text:span></text:span><text:span text:style-name="T3"> in the middle portion symbolizes that the corresponding object can be edited and a dash (</text:span><text:span text:style-name="Teletype"><text:span text:style-name="T3">–</text:span></text:span><text:span text:style-name="T3">) means it is not possible to write to the file. An </text:span><text:span text:style-name="Teletype"><text:span text:style-name="T3">x</text:span></text:span><text:span text:style-name="T3"> in the third position denotes that the object can be executed. Because the file in this example is a text file and not one that is executable, executable access for this particular file is not needed. </text:span></text:p>
      <text:p text:style-name="P10"><text:span text:style-name="T3">In our example, </text:span><text:span text:style-name="Teletype"><text:span text:style-name="T3">tux</text:span></text:span><text:span text:style-name="T3"> has, as owner of the file </text:span><text:span text:style-name="Teletype"><text:span text:style-name="T3">Roadmap</text:span></text:span><text:span text:style-name="T3">, read (</text:span><text:span text:style-name="Teletype"><text:span text:style-name="T3">r</text:span></text:span><text:span text:style-name="T3">) and write access (</text:span><text:span text:style-name="Teletype"><text:span text:style-name="T3">w</text:span></text:span><text:span text:style-name="T3">) to it, but cannot execute it (</text:span><text:span text:style-name="Teletype"><text:span text:style-name="T3">x</text:span></text:span><text:span text:style-name="T3">). The members of the group </text:span><text:span text:style-name="Teletype"><text:span text:style-name="T3">project3</text:span></text:span><text:span text:style-name="T3"> can read the file, but they cannot modify it or execute it. Other users do not have any access to this file. Other permissions can be assigned by means of ACLs (Access Control Lists). See Section </text:span><text:a xlink:type="simple" xlink:href="https://www-uxsup.csx.cam.ac.uk/pub/doc/suse/suse9.0/userguide-9.0/ch24s03.html#sec:system.userperm.change.acl" text:style-name="Internet_20_link" text:visited-style-name="Visited_20_Internet_20_Link">“Access Control Lists”</text:a><text:span text:style-name="T3"> for details and refer to the chapter </text:span><text:span text:style-name="Emphasis"><text:span text:style-name="T3">Access Control Lists in Linux</text:span></text:span><text:span text:style-name="T3"> in the </text:span><text:span text:style-name="Emphasis"><text:span text:style-name="T3">Administration Guide</text:span></text:span><text:span text:style-name="T3"> for further background information.</text:span></text:p>
      <text:p text:style-name="P14"><text:bookmark text:name="sec:system.userperm.dirs"/>Directory Permissions</text:p>
      <text:p text:style-name="P10"><text:bookmark text:name="id2895690"/><text:span text:style-name="T3">Access permissions for directories have the type </text:span><text:span text:style-name="Teletype"><text:span text:style-name="T3">d</text:span></text:span><text:span text:style-name="T3">. For directories, the individual permissions have a slightly different meaning.</text:span></text:p>
      <text:p text:style-name="P2"><text:bookmark text:name="aus:bebsp2"/>Example 24.2. Sample Output Showing Directory Permissions</text:p>
      <text:p text:style-name="P7">drwxrwxr-x 1 tux project3 35 Jun 21 15:15 <text:s/>ProjectData</text:p>
      <text:p text:style-name="P10"><text:span text:style-name="T3">In Output </text:span><text:a xlink:type="simple" xlink:href="https://www-uxsup.csx.cam.ac.uk/pub/doc/suse/suse9.0/userguide-9.0/ch24s03.html#aus:bebsp2" text:style-name="Internet_20_link" text:visited-style-name="Visited_20_Internet_20_Link">Example 24.2</text:a><text:span text:style-name="T3">, the owner (</text:span><text:span text:style-name="Teletype"><text:span text:style-name="T3">tux</text:span></text:span><text:span text:style-name="T3">) and the owner group (</text:span><text:span text:style-name="Teletype"><text:span text:style-name="T3">project3</text:span></text:span><text:span text:style-name="T3">) of the directory </text:span><text:span text:style-name="Teletype"><text:span text:style-name="T3">ProjectData</text:span></text:span><text:span text:style-name="T3"> are easy to recognize. In contrast to the file access permissions from Section </text:span><text:a xlink:type="simple" xlink:href="https://www-uxsup.csx.cam.ac.uk/pub/doc/suse/suse9.0/userguide-9.0/ch24s03.html#sec:system.userperm.files" text:style-name="Internet_20_link" text:visited-style-name="Visited_20_Internet_20_Link">File Access</text:a><text:span text:style-name="T3">, the set reading permissions (</text:span><text:span text:style-name="Teletype"><text:span text:style-name="T3">r</text:span></text:span><text:span text:style-name="T3">) means that the contents of the directory can be shown. The write permission (</text:span><text:span text:style-name="Teletype"><text:span text:style-name="T3">w</text:span></text:span><text:span text:style-name="T3">) means new files can be created. The executable permission (x) means the user can change to this directory. In the above example, this means the user </text:span><text:span text:style-name="Teletype"><text:span text:style-name="T3">tux</text:span></text:span><text:span text:style-name="T3"> as well as the members of the group </text:span><text:span text:style-name="Teletype"><text:span text:style-name="T3">project3</text:span></text:span><text:span text:style-name="T3"> can change to the </text:span><text:span text:style-name="Teletype"><text:span text:style-name="T3">ProjectData</text:span></text:span><text:span text:style-name="T3"> directory (</text:span><text:span text:style-name="Teletype"><text:span text:style-name="T3">x</text:span></text:span><text:span text:style-name="T3">), view the contents (</text:span><text:span text:style-name="Teletype"><text:span text:style-name="T3">r</text:span></text:span><text:span text:style-name="T3">), and add new files to it (</text:span><text:span text:style-name="Teletype"><text:span text:style-name="T3">w</text:span></text:span><text:span text:style-name="T3">). The rest of the users, on the other hand, are given less access. They may enter the directory (</text:span><text:span text:style-name="Teletype"><text:span text:style-name="T3">x</text:span></text:span><text:span text:style-name="T3">) and browse through it (</text:span><text:span text:style-name="Teletype"><text:span text:style-name="T3">r</text:span></text:span><text:span text:style-name="T3">), but not insert any new files (</text:span><text:span text:style-name="Teletype"><text:span text:style-name="T3">w</text:span></text:span><text:span text:style-name="T3">).</text:span></text:p>
      <text:h text:style-name="P8" text:outline-level="3"><text:bookmark text:name="sec:system.userperm.change"/>Modifying File Permissions</text:h>
      <text:p text:style-name="P14"><text:bookmark text:name="id3054303"/><text:bookmark text:name="sec:system.userperm.change.access"/>Changing Access Permissions</text:p>
      <text:p text:style-name="P10"><text:span text:style-name="T3">The access permissions of a file or directory can be changed by the owner and, of course, by </text:span><text:span text:style-name="Teletype"><text:span text:style-name="T3">root</text:span></text:span><text:span text:style-name="T3"> with the command</text:span><text:bookmark text:name="id2939676"/><text:span text:style-name="T3"> </text:span><text:span text:style-name="T4">chmod</text:span><text:bookmark text:name="id2902398"/><text:span text:style-name="T3">, which must be entered together with the parameters specifying the changes to perform and the names of the respective files.</text:span></text:p>
      <text:p text:style-name="P11">Both parameters are comprised of</text:p>
      <text:list xml:id="list2566755452494456949" text:style-name="L1">
        <text:list-item>
          <text:p text:style-name="P12">the categories concerned</text:p>
          <text:list>
            <text:list-item>
              <text:p text:style-name="P13"><text:span text:style-name="Teletype"><text:span text:style-name="T3">u</text:span></text:span><text:span text:style-name="T3"> (</text:span><text:span text:style-name="Emphasis"><text:span text:style-name="T3">user</text:span></text:span><text:span text:style-name="T3">) — owner of the file</text:span></text:p>
            </text:list-item>
            <text:list-item>
              <text:p text:style-name="P13"><text:span text:style-name="Teletype"><text:span text:style-name="T3">g</text:span></text:span><text:span text:style-name="T3"> (</text:span><text:span text:style-name="Emphasis"><text:span text:style-name="T3">group</text:span></text:span><text:span text:style-name="T3">) — group that owns the file</text:span></text:p>
            </text:list-item>
            <text:list-item>
              <text:p text:style-name="P13"><text:span text:style-name="Teletype"><text:span text:style-name="T3">o</text:span></text:span><text:span text:style-name="T3"> (</text:span><text:span text:style-name="Emphasis"><text:span text:style-name="T3">others</text:span></text:span><text:span text:style-name="T3">) — additional users (if no parameter is given, the changes apply to all categories)</text:span></text:p>
            </text:list-item>
          </text:list>
        </text:list-item>
        <text:list-item>
          <text:p text:style-name="P13"><text:soft-page-break/><text:span text:style-name="T3">a character for deletion (</text:span><text:span text:style-name="Teletype"><text:span text:style-name="T3">–</text:span></text:span><text:span text:style-name="T3">), setting (</text:span><text:span text:style-name="Teletype"><text:span text:style-name="T3">=</text:span></text:span><text:span text:style-name="T3">), or insertion (</text:span><text:span text:style-name="Teletype"><text:span text:style-name="T3">+</text:span></text:span><text:span text:style-name="T3">)</text:span></text:p>
        </text:list-item>
        <text:list-item>
          <text:p text:style-name="P12">the abbreviations</text:p>
          <text:list>
            <text:list-item>
              <text:p text:style-name="P13"><text:span text:style-name="Teletype"><text:span text:style-name="T3">r</text:span></text:span><text:span text:style-name="T3"> — </text:span><text:span text:style-name="Emphasis"><text:span text:style-name="T3">read</text:span></text:span></text:p>
            </text:list-item>
            <text:list-item>
              <text:p text:style-name="P13"><text:span text:style-name="Teletype"><text:span text:style-name="T3">w</text:span></text:span><text:span text:style-name="T3"> — </text:span><text:span text:style-name="Emphasis"><text:span text:style-name="T3">write</text:span></text:span></text:p>
            </text:list-item>
            <text:list-item>
              <text:p text:style-name="P13"><text:span text:style-name="Teletype"><text:span text:style-name="T3">x</text:span></text:span><text:span text:style-name="T3"> — </text:span><text:span text:style-name="Emphasis"><text:span text:style-name="T3">execute</text:span></text:span></text:p>
            </text:list-item>
          </text:list>
        </text:list-item>
        <text:list-item>
          <text:p text:style-name="P12">file name or names separated by spaces</text:p>
        </text:list-item>
      </text:list>
      <text:p text:style-name="P10"><text:span text:style-name="T3">If, for example, the user </text:span><text:span text:style-name="Teletype"><text:span text:style-name="T3">tux</text:span></text:span><text:span text:style-name="T3"> in the example </text:span><text:a xlink:type="simple" xlink:href="https://www-uxsup.csx.cam.ac.uk/pub/doc/suse/suse9.0/userguide-9.0/ch24s03.html#aus:bebsp2" text:style-name="Internet_20_link" text:visited-style-name="Visited_20_Internet_20_Link">Example 24.2</text:a><text:span text:style-name="T3"> also wants to grant other users write (</text:span><text:span text:style-name="Teletype"><text:span text:style-name="T3">w</text:span></text:span><text:span text:style-name="T3">) access to the directory </text:span><text:span text:style-name="Teletype"><text:span text:style-name="T3">ProjectData</text:span></text:span><text:span text:style-name="T3">, he can do this using the command: </text:span><text:span text:style-name="T4">chmod o+w ProjectData</text:span><text:span text:style-name="T3">.</text:span></text:p>
      <text:p text:style-name="P10"><text:span text:style-name="T3">If, however, he wants to deny all users other than himself write permissions, he can do this by entering the command </text:span><text:span text:style-name="T4">chmod go-w ProjectData</text:span><text:span text:style-name="T3">. To prohibit all users from adding a new file to the folder </text:span><text:span text:style-name="Teletype"><text:span text:style-name="T3">ProjectData</text:span></text:span><text:span text:style-name="T3">, enter </text:span><text:span text:style-name="T4">chmod -w ProjectData</text:span><text:span text:style-name="T3">. Now, not even the owner can write to the file without first reestablishing write permissions.</text:span></text:p>
      <text:p text:style-name="P14"><text:bookmark text:name="sec:system.userperm.change.owner"/>Changing Ownership Permissions</text:p>
      <text:p text:style-name="P10"><text:span text:style-name="T3">Other important commands to control the ownership and permissions of the file system components are </text:span><text:span text:style-name="T4">chown</text:span><text:bookmark text:name="id2893270"/><text:bookmark text:name="id2893110"/><text:span text:style-name="T3"> (change owner) and </text:span><text:span text:style-name="T4">chgrp</text:span><text:bookmark text:name="id2918141"/><text:bookmark text:name="id2917434"/><text:span text:style-name="T3"> (change group). The command </text:span><text:span text:style-name="T4">chown</text:span><text:span text:style-name="T3"> can be used to transfer ownership of a file to another user. However, only </text:span><text:span text:style-name="Teletype"><text:span text:style-name="T3">root</text:span></text:span><text:span text:style-name="T3"> is permitted to perform this change.</text:span></text:p>
      <text:p text:style-name="P10"><text:span text:style-name="T3">Suppose the file </text:span><text:span text:style-name="Teletype"><text:span text:style-name="T3">Roadmap</text:span></text:span><text:span text:style-name="T3"> from the example </text:span><text:a xlink:type="simple" xlink:href="https://www-uxsup.csx.cam.ac.uk/pub/doc/suse/suse9.0/userguide-9.0/ch24s03.html#aus:bebsp2" text:style-name="Internet_20_link" text:visited-style-name="Visited_20_Internet_20_Link">Example 24.2</text:a><text:span text:style-name="T3"> should no longer belong to </text:span><text:span text:style-name="Teletype"><text:span text:style-name="T3">tux</text:span></text:span><text:span text:style-name="T3">, but to the user </text:span><text:span text:style-name="Teletype"><text:span text:style-name="T3">geeko</text:span></text:span><text:span text:style-name="T3">. The command </text:span><text:span text:style-name="Teletype"><text:span text:style-name="T3">root</text:span></text:span><text:span text:style-name="T3"> should enter </text:span><text:span text:style-name="T4">chown geeko Roadmap</text:span><text:span text:style-name="T3">.</text:span></text:p>
      <text:p text:style-name="P10"><text:span text:style-name="T4">chgrp</text:span><text:span text:style-name="T3"> changes the group ownership of the file. However, the owner of the file must be a member of the new group. In this way, the user </text:span><text:span text:style-name="Teletype"><text:span text:style-name="T3">tux</text:span></text:span><text:span text:style-name="T3"> from Output </text:span><text:a xlink:type="simple" xlink:href="https://www-uxsup.csx.cam.ac.uk/pub/doc/suse/suse9.0/userguide-9.0/ch24s03.html#aus:bebsp1" text:style-name="Internet_20_link" text:visited-style-name="Visited_20_Internet_20_Link">Example 24.1</text:a><text:span text:style-name="T3"> can switch the group owning the file </text:span><text:span text:style-name="Teletype"><text:span text:style-name="T3">ProjectData</text:span></text:span><text:span text:style-name="T3"> to </text:span><text:span text:style-name="Teletype"><text:span text:style-name="T3">project4</text:span></text:span><text:span text:style-name="T3"> with the command </text:span><text:span text:style-name="T4">chgrp " "project4 ProjectData</text:span><text:span text:style-name="T3">, as long as he is a member of this new group.</text:span></text:p>
      <text:h text:style-name="P8" text:outline-level="3"><text:bookmark text:name="id2992185"/>The setuid Bit</text:h>
      <text:p text:style-name="P1">In certain situations, the access permissions may be too restrictive. Therefore, Linux has additional settings that enable the temporary change of the current user and group identity for a specific action.</text:p>
      <text:p text:style-name="P1">For example, the <text:span text:style-name="T2">cdrecord</text:span> program normally requires root permissions to access the writer for writing CDs (or DVDSs). Thus, a normal user would not be able to create CDs, as it would be too dangerous to grant all users direct access to all devices.</text:p>
      <text:p text:style-name="P1">A possible solution to this problem is the setuid mechanism. setuid (set user ID) is a special file attribute that instructs the system to execute programs marked accordingly under a specific user ID. Consider the <text:span text:style-name="T2">cdrecord</text:span> command:</text:p>
      <text:p text:style-name="P6">-rwxr-x--- <text:s/>1 root root <text:s/>281356 2002-10-08 21:30 /usr/bin/cdrecord</text:p>
      <text:p text:style-name="Text_20_body"><text:soft-page-break/><text:span text:style-name="T3">Set the setuid bit with the command </text:span><text:span text:style-name="T4">chmod u+s /usr/bin/cdrecord</text:span><text:span text:style-name="T3">. Then, assign the </text:span><text:span text:style-name="T4">cdrecord</text:span><text:span text:style-name="T3"> program to the group </text:span><text:span text:style-name="Teletype"><text:span text:style-name="T3">users</text:span></text:span><text:span text:style-name="T3"> with the command </text:span><text:span text:style-name="T4">chgrp users /usr/bin/cdrecord</text:span><text:span text:style-name="T3">.</text:span></text:p>
      <text:p text:style-name="P1">The following access permissions are granted:</text:p>
      <text:p text:style-name="P6">-rws--x--- <text:s/>1 root users <text:s/>281356 2002-10-08 21:30 /usr/bin/cdrecord</text:p>
      <text:p text:style-name="Text_20_body"><text:span text:style-name="T3">By means of the setuid bit, all users belonging to the group </text:span><text:span text:style-name="Teletype"><text:span text:style-name="T3">users</text:span></text:span><text:span text:style-name="T3"> can use the program. In effect, this means that the program is executed as </text:span><text:span text:style-name="Teletype"><text:span text:style-name="T3">root</text:span></text:span><text:span text:style-name="T3">.</text:span></text:p>
      <text:h text:style-name="P9" text:outline-level="3">Warning</text:h>
      <text:p text:style-name="P3">Setting the setuid bit for a program makes your computer more vulnerable to attacks. Only do this in exceptional cases when you know the program well and are aware of the potential risks.</text:p>
      <text:h text:style-name="P8" text:outline-level="3"><text:bookmark text:name="id2884356"/>The setgid Bit</text:h>
      <text:p text:style-name="P1">The setuid attribute applies to users. However, there is also an equivalent property for groups — the setgid attribute. A program for which this attribute was set runs under the group ID under which it was saved, no matter which user starts it. Therefore, in a directory with the setgid bit, all newly created files and subdirectories are assigned to the group to which the directory belongs. Consider the following example directory:</text:p>
      <text:p text:style-name="P6">drwxrwxr-- <text:s/>2 root archive <text:s text:c="2"/>48 Nov 19 17:12 backup</text:p>
      <text:p text:style-name="P1">Set the setuid bit with the command <text:span text:style-name="T2">chmod g+s /test</text:span>.</text:p>
      <text:p text:style-name="P1">Subsequently, the access permissions appear as follows:</text:p>
      <text:p text:style-name="P6">drwxrwxr-- <text:s text:c="2"/>2 root archive <text:s text:c="2"/>48 Nov 19 17:12 backup</text:p>
      <text:h text:style-name="P8" text:outline-level="3"><text:bookmark text:name="id2884413"/>The Sticky Bit</text:h>
      <text:p text:style-name="P1">Apart from the setuid and setgid bits, there is the <text:span text:style-name="T1">sticky bit</text:span>. It makes a difference whether it belongs to an executable program or a directory. If it belongs to a program, a file marked in this way will be loaded to the RAM to avoid needing to get it from the hard disk each time it is used. Nowadays, this attribute is used rarely, as modern hard disks are fast enough.</text:p>
      <text:p text:style-name="Text_20_body"><text:span text:style-name="T3">If this attribute is assigned to a directory, it prevents users from deleting each other's files. Typical examples include the </text:span><text:span text:style-name="Teletype"><text:span text:style-name="T3">/tmp</text:span></text:span><text:span text:style-name="T3"> and </text:span><text:span text:style-name="Teletype"><text:span text:style-name="T3">/var/tmp</text:span></text:span><text:span text:style-name="T3"> directories:</text:span></text:p>
      <text:p text:style-name="P4">drwxrwxrwt <text:s text:c="2"/>2 root <text:s/>root <text:s text:c="2"/>1160 2002-11-19 17:15 /tmp</text:p>
      <text:p text:style-name="P5"><text:s text:c="2"/></text:p>
      <text:h text:style-name="P8" text:outline-level="3"><text:bookmark text:name="id2936036"/><text:bookmark text:name="sec:system.userperm.change.acl"/>Access Control Lists</text:h>
      <text:p text:style-name="P1"><text:bookmark text:name="id2979614"/>The traditional permission concept for Linux file system objects, such as files or directories, can be expanded by means of ACLs (Access Control Lists). They allow the assignment of permissions to individual users or groups other than the original owner or owning group of a file system object.</text:p>
      <text:p text:style-name="P1">Files or directories bearing extended access permissions reveal themselves after the execution of a <text:soft-page-break/>simple <text:span text:style-name="T2">ls -l</text:span> command:</text:p>
      <text:p text:style-name="P6">-rw-r----- 1 tux project3 14197 Jun 21 <text:s/>15:03 Roadmap</text:p>
      <text:p text:style-name="Text_20_body"><text:span text:style-name="T3">The output of </text:span><text:span text:style-name="T4">ls</text:span><text:span text:style-name="T3"> does not reveal much of a change compared to an </text:span><text:span text:style-name="T4">ls</text:span><text:span text:style-name="T3"> on a file without an ACL. </text:span><text:span text:style-name="Teletype"><text:span text:style-name="T3">Roadmap</text:span></text:span><text:span text:style-name="T3"> is owned by </text:span><text:span text:style-name="Teletype"><text:span text:style-name="T3">tux</text:span></text:span><text:span text:style-name="T3"> who belongs to the group </text:span><text:span text:style-name="Teletype"><text:span text:style-name="T3">project3</text:span></text:span><text:span text:style-name="T3">. </text:span><text:span text:style-name="Teletype"><text:span text:style-name="T3">tux</text:span></text:span><text:span text:style-name="T3"> holds both write and read access to this file and his group as well as all other users have read access. The only difference that distinguishes this file from a file without an ACL is the additional </text:span><text:span text:style-name="Teletype"><text:span text:style-name="T3">+</text:span></text:span><text:span text:style-name="T3"> in the first column holding the permission bits.</text:span></text:p>
      <text:p text:style-name="P1">Get details about the ACL by executing <text:span text:style-name="T2">getfacl Roadmap</text:span>:</text:p>
      <text:p text:style-name="P4"># file: Roadmap</text:p>
      <text:p text:style-name="P4"># owner: tux</text:p>
      <text:p text:style-name="P4"># group: project3</text:p>
      <text:p text:style-name="P4">user::rw-</text:p>
      <text:p text:style-name="P4">user:jane:rw- <text:s text:c="6"/>effective: r--</text:p>
      <text:p text:style-name="P4">group::r--</text:p>
      <text:p text:style-name="P4">group:djungle:rw- <text:s text:c="2"/>effective: r--</text:p>
      <text:p text:style-name="P4">mask::r--</text:p>
      <text:p text:style-name="P6">other::---</text:p>
      <text:p text:style-name="Text_20_body"><text:span text:style-name="T3">The first three lines of the output do not hold any information not available with </text:span><text:span text:style-name="T4">ls -l</text:span><text:span text:style-name="T3">. These lines only state file name, owner, and owning group. Lines 4 to 9 hold the ACL entries. Conventional access permissions represent a subset of those possible when using ACLs. Our example ACL grants read and write access to the owner of the file as well as to a user </text:span><text:span text:style-name="Teletype"><text:span text:style-name="T3">jane</text:span></text:span><text:span text:style-name="T3"> (lines 4 and 5). The conventional concept has been expanded allowing access to an extra user. The same applies to the handling of group access. The owning group holds read permissions (line 6) and the group </text:span><text:span text:style-name="Teletype"><text:span text:style-name="T3">djungle</text:span></text:span><text:span text:style-name="T3"> holds read and write permissions. The </text:span><text:span text:style-name="Teletype"><text:span text:style-name="T3">mask</text:span></text:span><text:span text:style-name="T3"> entry in line 8 reduces the effective permissions for the user </text:span><text:span text:style-name="Teletype"><text:span text:style-name="T3">jane</text:span></text:span><text:span text:style-name="T3"> and the group </text:span><text:span text:style-name="Teletype"><text:span text:style-name="T3">djungle</text:span></text:span><text:span text:style-name="T3"> to read access. Other users and groups do not get any kind of access to the file (line 9). </text:span></text:p>
      <text:p text:style-name="Text_20_body"><text:span text:style-name="T3">Only very basic information has been provided here. Findfurther background information about ACLs in </text:span><text:span text:style-name="Emphasis"><text:span text:style-name="T3">Access Control Lists in Linux</text:span></text:span><text:span text:style-name="T3"> in the </text:span><text:span text:style-name="Emphasis"><text:span text:style-name="T3">Administration Guide</text:span></text:span><text:span text:style-name="T3">.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7-02-18T22:59:40.169120771</meta:creation-date>
    <dc:date>2017-02-18T23:00:41.412980907</dc:date>
    <dc:creator>sunil </dc:creator>
    <meta:editing-duration>PT1M1S</meta:editing-duration>
    <meta:editing-cycles>1</meta:editing-cycles>
    <meta:document-statistic meta:table-count="1" meta:image-count="0" meta:object-count="0" meta:page-count="5" meta:paragraph-count="86" meta:word-count="1962" meta:character-count="11419" meta:non-whitespace-character-count="9518"/>
    <meta:generator>LibreOffice/4.3.3.2$Linux_X86_64 LibreOffice_project/430m0$Build-2</meta:generator>
  </office:meta>
</office:document-meta>
</file>